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造字工房尚黑（非商用）常规体" svg:font-family="造字工房尚黑（非商用）常规体" style:font-pitch="variable"/>
    <style:font-face style:name="造字工房悦圆（非商用）常规体" svg:font-family="造字工房悦圆（非商用）常规体" style:font-pitch="variable"/>
    <style:font-face style:name="造字工房朗宋（非商用）常规体" svg:font-family="造字工房朗宋（非商用）常规体" style:font-pitch="variable"/>
    <style:font-face style:name="造字工房黄金时代（非商用）细体" svg:font-family="造字工房黄金时代（非商用）细体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造字工房尚黑（非商用）常规体" svg:font-family="造字工房尚黑（非商用）常规体" style:font-pitch="variable"/>
    <style:font-face style:name="造字工房悦圆（非商用）常规体" svg:font-family="造字工房悦圆（非商用）常规体" style:font-pitch="variable"/>
    <style:font-face style:name="造字工房朗宋（非商用）常规体" svg:font-family="造字工房朗宋（非商用）常规体" style:font-pitch="variable"/>
    <style:font-face style:name="造字工房黄金时代（非商用）细体" svg:font-family="造字工房黄金时代（非商用）细体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Regular" style:font-family-generic="roman" style:font-pitch="variable" style:font-name-asian="造字工房黄金时代（非商用）细体" style:font-family-asian="造字工房黄金时代（非商用）细体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79cm" loext:contextual-spacing="false" fo:orphans="2" fo:widows="2" style:page-number="auto"/>
      <style:text-properties style:font-name="Palatino Linotype" fo:font-family="'Palatino Linotype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/>
      <style:text-properties style:font-name="Calibri" fo:font-family="Calibri" style:font-style-name="Regular" style:font-family-generic="swiss" style:font-pitch="variable" fo:font-size="9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8cm" fo:margin-bottom="0cm" loext:contextual-spacing="false"/>
      <style:text-properties style:font-name="Calibri1" fo:font-family="Calibri" style:font-style-name="Bold" style:font-family-generic="swiss" style:font-pitch="variable" fo:font-size="15pt" fo:font-weight="bold" style:font-name-asian="造字工房尚黑（非商用）常规体" style:font-family-asian="造字工房尚黑（非商用）常规体" style:font-pitch-asian="variable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54cm" fo:margin-bottom="0cm" loext:contextual-spacing="false"/>
      <style:text-properties style:font-name="Calibri1" fo:font-family="Calibri" style:font-style-name="Bold" style:font-family-generic="swiss" style:font-pitch="variable" fo:font-size="13pt" fo:font-style="normal" fo:font-weight="normal" style:font-name-asian="造字工房尚黑（非商用）常规体" style:font-family-asian="造字工房尚黑（非商用）常规体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4cm" fo:margin-bottom="0cm" loext:contextual-spacing="false" style:page-number="auto"/>
      <style:text-properties style:font-name="Calibri" fo:font-family="Calibri" style:font-style-name="Regular" style:font-family-generic="swiss" style:font-pitch="variable" fo:font-size="11pt" fo:font-weight="normal" style:font-name-asian="造字工房尚黑（非商用）常规体" style:font-family-asian="造字工房尚黑（非商用）常规体" style:font-pitch-asian="variable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.27cm" fo:margin-right="1.27cm" fo:margin-top="0.254cm" fo:margin-bottom="0.254cm" loext:contextual-spacing="false" fo:text-indent="0cm" style:auto-text-indent="false"/>
      <style:text-properties fo:font-size="10pt" style:font-name-asian="造字工房悦圆（非商用）常规体" style:font-family-asian="造字工房悦圆（非商用）常规体" style:font-pitch-asian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102cm" fo:margin-right="0.102cm" fo:text-indent="0cm" style:auto-text-indent="false" text:number-lines="false" text:line-number="0"/>
      <style:text-properties style:font-name="Calibri" fo:font-family="Calibri" style:font-style-name="Regular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margin-left="0.102cm" fo:margin-right="0.102cm" fo:text-align="start" style:justify-single-word="false" fo:text-indent="0cm" style:auto-text-indent="false" style:shadow="none" text:number-lines="false" text:line-number="0"/>
      <style:text-properties style:font-name="Calibri1" fo:font-family="Calibri" style:font-style-name="Bold" style:font-family-generic="swiss" style:font-pitch="variable" fo:font-size="9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35cm" fo:margin-right="0cm" fo:text-indent="-0.635cm" style:auto-text-indent="false" text:number-lines="false" text:line-number="0">
        <style:tab-stops/>
      </style:paragraph-properties>
      <style:text-properties style:font-name="Palatino Linotype" fo:font-family="'Palatino Linotype'" style:font-style-name="Regular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margin-top="0.61cm" fo:margin-bottom="0.61cm" loext:contextual-spacing="false"/>
      <style:text-properties style:font-name="Calibri2" fo:font-family="Calibri" style:font-style-name="Light" style:font-family-generic="swiss" style:font-pitch="variable" fo:font-size="11pt" fo:font-style="normal" fo:font-weight="normal"/>
    </style:style>
    <style:style style:name="Author" style:family="paragraph" style:parent-style-name="Standard" style:next-style-name="Date" style:master-page-name="">
      <style:paragraph-properties fo:margin-top="0.254cm" fo:margin-bottom="0cm" loext:contextual-spacing="false" style:page-number="auto"/>
      <style:text-properties style:font-name="Calibri1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cm" fo:margin-bottom="0.279cm" loext:contextual-spacing="false"/>
      <style:text-properties style:font-name="Palatino Linotype" fo:font-family="'Palatino Linotype'" style:font-style-name="Regular" style:font-family-generic="roman" style:font-pitch="variable" fo:font-size="11pt"/>
    </style:style>
    <style:style style:name="Title" style:family="paragraph" style:parent-style-name="Heading" style:next-style-name="Subtitle" style:class="chapter">
      <style:paragraph-properties fo:margin-top="0.762cm" fo:margin-bottom="0.508cm" loext:contextual-spacing="false" fo:text-align="start" style:justify-single-word="false"/>
      <style:text-properties style:font-name="Calibri1" fo:font-family="Calibri" style:font-style-name="Bold" style:font-family-generic="swiss" style:font-pitch="variable" fo:font-size="18pt" fo:font-weight="bold" style:font-name-asian="造字工房尚黑（非商用）常规体" style:font-family-asian="造字工房尚黑（非商用）常规体" style:font-pitch-asian="variable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name-asian="造字工房尚黑（非商用）常规体" style:font-family-asian="造字工房尚黑（非商用）常规体" style:font-pitch-asian="variable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1.27cm" fo:margin-right="1.27cm" fo:margin-top="0.254cm" fo:margin-bottom="0.762cm" loext:contextual-spacing="false" fo:text-indent="0cm" style:auto-text-indent="false"/>
      <style:text-properties style:font-name="Palatino Linotype" fo:font-family="'Palatino Linotype'" style:font-style-name="Regular" style:font-family-generic="roman" style:font-pitch="variable" fo:font-size="9pt" fo:font-weight="normal"/>
    </style:style>
    <style:style style:name="Affiliation" style:family="paragraph" style:parent-style-name="Standard">
      <style:text-properties style:font-name="Calibri2" fo:font-family="Calibri" style:font-style-name="Light" style:font-family-generic="swiss" style:font-pitch="variable" fo:font-size="11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635cm" fo:margin-right="0cm" fo:text-indent="-0.635cm" style:auto-text-indent="false" style:page-number="auto">
        <style:tab-stops/>
      </style:paragraph-properties>
    </style:style>
    <style:style style:name="Memo_20_header" style:display-name="Memo header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1pt"/>
    </style:style>
    <style:style style:name="Memo_20_header_20_last" style:display-name="Memo header last" style:family="paragraph" style:parent-style-name="Memo_20_header">
      <style:paragraph-properties fo:margin-top="0cm" fo:margin-bottom="1.016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gureCaption" style:family="paragraph" style:parent-style-name="Caption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igureWithCaption" style:family="paragraph" style:parent-style-name="Caption" style:master-page-name="">
      <style:paragraph-properties style:page-number="auto" fo:keep-with-next="always"/>
    </style:style>
    <style:style style:name="Figure" style:family="paragraph" style:parent-style-name="Caption" style:master-page-name="">
      <style:paragraph-properties style:page-number="auto"/>
    </style:style>
    <style:style style:name="TableCaption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pigraph" style:family="paragraph" style:parent-style-name="Text_20_body">
      <style:paragraph-properties fo:margin-left="7.62cm" fo:margin-right="0cm" fo:margin-top="0cm" fo:margin-bottom="0.254cm" loext:contextual-spacing="false" fo:text-indent="0cm" style:auto-text-indent="false"/>
    </style:style>
    <style:style style:name="Epigraph_20_source" style:display-name="Epigraph source" style:family="paragraph" style:parent-style-name="Epigraph">
      <style:paragraph-properties fo:margin-top="0cm" fo:margin-bottom="0.762cm" loext:contextual-spacing="false" fo:text-align="end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68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8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visions to 2nd year paper</dc:title>
    <dc:date>2016-12-23T15:47:51.945000000</dc:date>
    <meta:generator>LibreOffice/5.2.4.2$Windows_x86 LibreOffice_project/3d5603e1122f0f102b62521720ab13a38a4e0eb0</meta:generator>
    <meta:editing-duration>PT21M38S</meta:editing-duration>
    <meta:editing-cycles>9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